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padding="0.049cm" fo:border="0.002cm solid #d9d9e3"/>
    </style:style>
    <style:style style:name="P2" style:family="paragraph" style:parent-style-name="Preformatted_20_Text">
      <style:paragraph-properties fo:margin-top="0cm" fo:margin-bottom="0.499cm" fo:padding="0.049cm" fo:border="0.002cm solid #d9d9e3"/>
    </style:style>
    <style:style style:name="P3" style:family="paragraph" style:parent-style-name="Preformatted_20_Text">
      <style:paragraph-properties fo:padding="0.049cm" fo:border="0.002cm solid #d9d9e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a pasar el valor del ID por parámetro en la ruta, debes incluir una variable de ruta en la definición de la ruta. Por ejemplo, si el parámetro es el ID del tema, la definición de la ruta debería ser:</text:p>
      <text:p text:style-name="P3">phpCopy code</text:p>
      <text:p text:style-name="P3"><text:span text:style-name="Source_20_Text">#[Route('/{id}/newtemantario', name: 'app_comentario_temantario', methods: ['GET', 'POST'])]</text:span></text:p>
      <text:p text:style-name="P2"><text:span text:style-name="Source_20_Text">public function newtemantario(Request $request, ComentarioRepository $comentarioRepository, $id): Response</text:span></text:p>
      <text:p text:style-name="P1">Aquí, hemos incluido la variable <text:span text:style-name="Source_20_Text">$id</text:span> en la definición de la función, lo que permite que Symfony pase el valor del ID a la función automáticamente.</text:p>
      <text:p text:style-name="P1">Luego, en el cuerpo de la función, puedes utilizar el valor de <text:span text:style-name="Source_20_Text">$id</text:span> para obtener el objeto del tema correspondiente utilizando el <text:span text:style-name="Source_20_Text">ComentarioRepository</text:span>. Por ejemplo:</text:p>
      <text:p text:style-name="P3">bashCopy code</text:p>
      <text:p text:style-name="P2"><text:span text:style-name="Source_20_Text">$temacomentado = $comentarioRepository-&gt;find($id);</text:span></text:p>
      <text:p text:style-name="P1">De esta manera, <text:span text:style-name="Source_20_Text">$temacomentado</text:span> contendrá el objeto del tema correspondiente al ID pasado como parámetro.</text:p>
      <text:p text:style-name="P1">Finalmente, puedes utilizar este objeto para establecer el tema del nuevo comentario:</text:p>
      <text:p text:style-name="P3">bashCopy code</text:p>
      <text:p text:style-name="P2"><text:span text:style-name="Source_20_Text">$comentario-&gt;setTema($temacomentado);</text:span></text:p>
      <text:p text:style-name="P1">Ten en cuenta que <text:span text:style-name="Source_20_Text">$temacomentado</text:span> es el objeto del tema, por lo que no necesitas llamar a <text:span text:style-name="Source_20_Text">$temacomentado-&gt;getId()</text:span> para establecer el ID del tema en el comentario. La relación de entidad entre las clases de <text:span text:style-name="Source_20_Text">Tema</text:span> y <text:span text:style-name="Source_20_Text">Comentario</text:span> se encarga de establecer la relación en la base de datos automáticament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3-30T18:41:58.11</meta:creation-date>
    <meta:document-statistic meta:table-count="0" meta:image-count="0" meta:object-count="0" meta:page-count="1" meta:paragraph-count="13" meta:word-count="192" meta:character-count="1319"/>
    <dc:date>2023-03-30T18:43:42.86</dc:date>
    <meta:editing-duration>PT1M45S</meta:editing-duration>
    <meta:editing-cycles>1</meta:editing-cycles>
    <meta:generator>OpenOffice/4.1.10$Win32 OpenOffice.org_project/4110m2$Build-9807</meta:generator>
  </office:meta>
</office:document-meta>
</file>